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CEE78B952905F27D.png" manifest:media-type="image/png"/>
  <manifest:file-entry manifest:full-path="Pictures/100000000000078000000438F166466A47888CF5.png" manifest:media-type="image/png"/>
  <manifest:file-entry manifest:full-path="Pictures/100000000000078000000438550A9DFDCE83277A.png" manifest:media-type="image/png"/>
  <manifest:file-entry manifest:full-path="Pictures/10000000000007800000043899D8F948DE6E439D.png" manifest:media-type="image/png"/>
  <manifest:file-entry manifest:full-path="Pictures/1000000000000780000004381A8537FEC39E884D.png" manifest:media-type="image/png"/>
  <manifest:file-entry manifest:full-path="Pictures/100000000000078000000438071853C5C400AF80.png" manifest:media-type="image/png"/>
  <manifest:file-entry manifest:full-path="Pictures/10000000000007800000043857FF94E820A9334A.png" manifest:media-type="image/png"/>
  <manifest:file-entry manifest:full-path="Pictures/1000000000000780000004385957EC848C50A4B6.png" manifest:media-type="image/png"/>
  <manifest:file-entry manifest:full-path="Pictures/100000000000078000000438A208EAFDA96E234F.png" manifest:media-type="image/png"/>
  <manifest:file-entry manifest:full-path="Pictures/100000000000078000000438E62061048C18CCDB.png" manifest:media-type="image/png"/>
  <manifest:file-entry manifest:full-path="Pictures/10000000000007800000043878695A539C089B39.png" manifest:media-type="image/png"/>
  <manifest:file-entry manifest:full-path="Pictures/100000000000078000000438CC7C449CECB686BF.png" manifest:media-type="image/png"/>
  <manifest:file-entry manifest:full-path="Pictures/10000000000007800000043854C29FC6635545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023cm" svg:height="15.2cm" svg:x="0.6cm" svg:y="1.6cm">
          <draw:image xlink:href="Pictures/1000000000000780000004385957EC848C50A4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221cm" svg:height="14.749cm" svg:x="0.4cm" svg:y="1.4cm">
          <draw:image xlink:href="Pictures/10000000000007800000043857FF94E820A933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932cm" svg:height="15.149cm" svg:x="0.568cm" svg:y="1.3cm">
          <draw:image xlink:href="Pictures/1000000000000780000004381A8537FEC39E88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23cm" svg:height="15.2cm" svg:x="0.477cm" svg:y="1.2cm">
          <draw:image xlink:href="Pictures/100000000000078000000438A208EAFDA96E23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288cm" svg:height="15.349cm" svg:x="0.401cm" svg:y="1.6cm">
          <draw:image xlink:href="Pictures/100000000000078000000438550A9DFDCE8327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23cm" svg:height="15.2cm" svg:x="0.529cm" svg:y="0.9cm">
          <draw:image xlink:href="Pictures/100000000000078000000438071853C5C400A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399cm" svg:height="15.412cm" svg:x="0.201cm" svg:y="0.988cm">
          <draw:image xlink:href="Pictures/100000000000078000000438E62061048C18CC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199cm" svg:height="15.299cm" svg:x="0.501cm" svg:y="0.901cm">
          <draw:image xlink:href="Pictures/10000000000007800000043899D8F948DE6E43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287cm" svg:height="15.349cm" svg:x="0.401cm" svg:y="0.7cm">
          <draw:image xlink:href="Pictures/100000000000078000000438CC7C449CECB686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23cm" svg:height="15.2cm" svg:x="0.5cm" svg:y="0.9cm">
          <draw:image xlink:href="Pictures/10000000000007800000043854C29FC6635545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288cm" svg:height="15.349cm" svg:x="0.401cm" svg:y="0.9cm">
          <draw:image xlink:href="Pictures/100000000000078000000438F166466A47888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23cm" svg:height="15.2cm" svg:x="0.401cm" svg:y="0.5cm">
          <draw:image xlink:href="Pictures/10000000000007800000043878695A539C089B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cm" svg:height="15.187cm" svg:x="0.5cm" svg:y="0.613cm">
          <draw:image xlink:href="Pictures/100000000000078000000438CEE78B952905F2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mEval paper 2015 (base paper)</text:p>
              </text:list-item>
              <text:list-item>
                <text:p>AnalyticsVidhya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20:30:21.165351791</meta:creation-date>
    <dc:date>2017-09-13T20:41:02.450700114</dc:date>
    <meta:editing-duration>PT10M42S</meta:editing-duration>
    <meta:editing-cycles>1</meta:editing-cycles>
    <meta:document-statistic meta:object-count="90"/>
    <meta:generator>LibreOffice/5.1.6.2$Linux_X86_64 LibreOffice_project/10m0$Build-2</meta:generator>
  </office:meta>
</office:document-meta>
</file>